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7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10"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11"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12"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14"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text-properties style:text-underline-style="none" fo:font-weight="bold" style:font-weight-asian="bold" style:font-weight-complex="bold"/>
    </style:style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 style:list-style-name="L6"/>
    <style:style style:name="P19" style:family="paragraph" style:parent-style-name="Standard" style:list-style-name="L8"/>
    <style:style style:name="P20" style:family="paragraph" style:parent-style-name="Standard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L9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L13"/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3c3c3c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11" style:family="text">
      <style:text-properties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T12" style:family="text"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3" style:family="text">
      <style:text-properties style:font-name="Monospace" fo:font-size="10pt" style:text-underline-style="none" fo:font-weight="normal" style:font-name-asian="Monospace" style:font-size-asian="10pt" style:font-weight-asian="normal" style:font-name-complex="Monospace" style:font-size-complex="10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up manual Bencotto</text:p>
      <text:p text:style-name="Standard"/>
      <text:p text:style-name="P4">Development (unittest and build-in server):</text:p>
      <text:list xml:id="list1465156285" text:style-name="L1">
        <text:list-item>
          <text:p text:style-name="P5">Login as yourself</text:p>
        </text:list-item>
        <text:list-item>
          <text:p text:style-name="P5">git clone from the repo</text:p>
        </text:list-item>
        <text:list-item>
          <text:p text:style-name="P5">create the virtualenv at the tip of the site: <text:span text:style-name="T1">virtualenv …./site</text:span></text:p>
        </text:list-item>
        <text:list-item>
          <text:p text:style-name="P5">pip install with the requirements file: <text:span text:style-name="T1">pip install -r ./site/bencotto/pip_requirements.txt</text:span></text:p>
        </text:list-item>
        <text:list-item>
          <text:p text:style-name="P5">chose the configuration (development, staging, production):</text:p>
        </text:list-item>
      </text:list>
      <text:list xml:id="list1896181154" text:style-name="L2">
        <text:list-item>
          <text:list>
            <text:list-item>
              <text:p text:style-name="P6">Add symbolic link: <text:span text:style-name="T1">ln -s etcs/development/ etc </text:span></text:p>
            </text:list-item>
          </text:list>
        </text:list-item>
      </text:list>
      <text:list xml:id="list1105624236" text:continue-list="list1465156285" text:style-name="L1">
        <text:list-item>
          <text:p text:style-name="P8">Run the test: python manage.py test rusk</text:p>
        </text:list-item>
      </text:list>
      <text:p text:style-name="P2"/>
      <text:p text:style-name="P3">Production (webserver):</text:p>
      <text:list xml:id="list210672818" text:style-name="L3">
        <text:list-item>
          <text:p text:style-name="P9">Login as the user that runs the webserver (www-data); or chown afterwards</text:p>
        </text:list-item>
        <text:list-item>
          <text:p text:style-name="P16">git clone from the repo</text:p>
        </text:list-item>
        <text:list-item>
          <text:p text:style-name="P16">create the virtualenv at the tip of the site: <text:span text:style-name="T1">virtualenv …./site</text:span></text:p>
        </text:list-item>
        <text:list-item>
          <text:p text:style-name="P16">pip install with the requirements file: <text:span text:style-name="T1">pip install -r ./site/bencotto/pip_requirements.txt</text:span></text:p>
        </text:list-item>
        <text:list-item>
          <text:p text:style-name="P16">chose the configuration (development, staging, production):</text:p>
        </text:list-item>
      </text:list>
      <text:list xml:id="list562364537" text:style-name="L4">
        <text:list-item>
          <text:list>
            <text:list-item>
              <text:p text:style-name="P17">Add symbolic link: <text:span text:style-name="T1">ln -s etcs/production/ etc </text:span></text:p>
            </text:list-item>
          </text:list>
        </text:list-item>
      </text:list>
      <text:list xml:id="list386717318" text:continue-list="list210672818" text:style-name="L3">
        <text:list-item>
          <text:p text:style-name="P9">Edit the webserver conf to match your environment: </text:p>
        </text:list-item>
      </text:list>
      <text:list xml:id="list1219313001" text:style-name="L8">
        <text:list-item>
          <text:list>
            <text:list-item>
              <text:p text:style-name="P19"><text:span text:style-name="T1">Apache:</text:span></text:p>
            </text:list-item>
          </text:list>
        </text:list-item>
      </text:list>
      <text:list xml:id="list150478682" text:continue-list="list386717318" text:style-name="L3">
        <text:list-item>
          <text:list>
            <text:list-item>
              <text:list>
                <text:list-item>
                  <text:p text:style-name="P9"><text:span text:style-name="T1">/site/bencotto/etc/apache.conf</text:span></text:p>
                </text:list-item>
                <text:list-item>
                  <text:p text:style-name="P16"><text:span text:style-name="T3">Add the virtual host to apache installation: </text:span><text:span text:style-name="T8">sudo</text:span><text:span text:style-name="T11"> </text:span><text:span text:style-name="T8">ln</text:span><text:span text:style-name="T11"> -s ~/</text:span><text:span text:style-name="T8">bencotto</text:span><text:span text:style-name="T11">/site/</text:span><text:span text:style-name="T8">bencotto</text:span><text:span text:style-name="T11">/etc/apache.conf /etc/apache2/sites-enabled/bencotto.conf</text:span></text:p>
                </text:list-item>
              </text:list>
            </text:list-item>
          </text:list>
        </text:list-item>
      </text:list>
      <text:list xml:id="list483062956" text:style-name="L5">
        <text:list-item>
          <text:list>
            <text:list-item>
              <text:p text:style-name="P20">NGINX:</text:p>
            </text:list-item>
          </text:list>
        </text:list-item>
      </text:list>
      <text:list xml:id="list541071618" text:style-name="L9">
        <text:list-item>
          <text:list>
            <text:list-item>
              <text:list>
                <text:list-item>
                  <text:p text:style-name="P21">/site/bencotto/etc/nginx.conf</text:p>
                </text:list-item>
                <text:list-item>
                  <text:p text:style-name="P21">/site/bencotto/etc/uwsgi.xml</text:p>
                </text:list-item>
              </text:list>
            </text:list-item>
          </text:list>
        </text:list-item>
      </text:list>
      <text:list xml:id="list393458020" text:continue-list="list150478682" text:style-name="L3">
        <text:list-item>
          <text:p text:style-name="P9">Add the server name to the hosts file: <text:span text:style-name="T1">/etc/hosts</text:span></text:p>
        </text:list-item>
        <text:list-item>
          <text:p text:style-name="P9">Edit the wsgi handler to match chosen settings: <text:span text:style-name="T1">/site/bencotto/etc/wsgi_handler.py</text:span></text:p>
        </text:list-item>
      </text:list>
      <text:list xml:id="list1115088529" text:style-name="L6">
        <text:list-item>
          <text:list>
            <text:list-item>
              <text:p text:style-name="P18">You may for example have a production-local aside a production settings</text:p>
            </text:list-item>
          </text:list>
        </text:list-item>
      </text:list>
      <text:p text:style-name="P2"/>
      <text:p text:style-name="P3">(Test) run webserver:</text:p>
      <text:list xml:id="list741053540" text:style-name="L11">
        <text:list-item>
          <text:p text:style-name="P12">Apache</text:p>
        </text:list-item>
      </text:list>
      <text:list xml:id="list1730556849" text:style-name="L10">
        <text:list-item>
          <text:p text:style-name="P11">sudo /etc/init.d/apache2 restart</text:p>
        </text:list-item>
      </text:list>
      <text:p text:style-name="P2"/>
      <text:list xml:id="list2010889659" text:style-name="L12">
        <text:list-item>
          <text:p text:style-name="P13">NGINX</text:p>
        </text:list-item>
      </text:list>
      <text:list xml:id="list44356298" text:style-name="L13">
        <text:list-item>
          <text:p text:style-name="P22"><text:span text:style-name="T3">Start nginx: </text:span><text:span text:style-name="T8">sudo</text:span><text:span text:style-name="T11"> </text:span><text:span text:style-name="T8">nginx</text:span><text:span text:style-name="T11"> -c /</text:span><text:span text:style-name="T8">usr</text:span><text:span text:style-name="T11">/local/</text:span><text:span text:style-name="T8">bencotto</text:span><text:span text:style-name="T11">/</text:span><text:span text:style-name="T8">bencotto</text:span><text:span text:style-name="T11">/site/</text:span><text:span text:style-name="T8">bencotto</text:span><text:span text:style-name="T11">/etc/nginx.conf</text:span></text:p>
        </text:list-item>
        <text:list-item>
          <text:p text:style-name="P22"><text:span text:style-name="T13">Start uwsgi: </text:span><text:span text:style-name="T8">uwsgi</text:span><text:span text:style-name="T11"> --</text:span><text:span text:style-name="T8">xmlconfig</text:span><text:span text:style-name="T11">=</text:span><text:span text:style-name="T8">bencotto</text:span><text:span text:style-name="T11">/etc/uwsgi.xml</text:span></text:p>
        </text:list-item>
      </text:list>
      <text:p text:style-name="P2"/>
      <text:p text:style-name="P2">Useful commands:</text:p>
      <text:list xml:id="list2084527006" text:style-name="L14">
        <text:list-item>
          <text:p text:style-name="P14">List related processes:</text:p>
          <text:list>
            <text:list-header>
              <text:p text:style-name="P14">ps aux | grep -e 'nginx' -e 'uwsgi'</text:p>
            </text:list-header>
          </text:list>
        </text:list-item>
        <text:list-item>
          <text:p text:style-name="P14">Reload changed nginx configuration</text:p>
          <text:list>
            <text:list-header>
              <text:p text:style-name="P14">sudo kill -HUP `cat pid/nginx.pid`</text:p>
            </text:list-header>
          </text:list>
        </text:list-item>
        <text:list-item>
          <text:p text:style-name="P14">List socket connections:</text:p>
          <text:list>
            <text:list-header>
              <text:p text:style-name="P14">???</text:p>
            </text:list-header>
          </text:list>
        </text:list-item>
        <text:list-item>
          <text:p text:style-name="P14"/>
        </text:list-item>
      </text:list>
      <text:p text:style-name="P2"/>
      <text:p text:style-name="P2"><text:soft-page-break/></text:p>
      <text:p text:style-name="P3">Important: don't mix unittest/build-in server with web-server in one workarea:</text:p>
      <text:list xml:id="list2053950405" text:style-name="L7">
        <text:list-item>
          <text:p text:style-name="P10">They share the same media folders (leaving test images behind)</text:p>
        </text:list-item>
        <text:list-item>
          <text:p text:style-name="P10">New files/folders will have a different UID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bor </meta:initial-creator>
    <meta:creation-date>2012-03-16T09:49:50</meta:creation-date>
    <dc:date>2012-03-19T19:13:35</dc:date>
    <dc:creator>pbor </dc:creator>
    <meta:editing-duration>PT6H28M33S</meta:editing-duration>
    <meta:editing-cycles>26</meta:editing-cycles>
    <meta:generator>LibreOffice/3.4$Linux LibreOffice_project/340m1$Build-402</meta:generator>
    <meta:document-statistic meta:table-count="0" meta:image-count="0" meta:object-count="0" meta:page-count="2" meta:paragraph-count="42" meta:word-count="269" meta:character-count="1887" meta:non-whitespace-character-count="1691"/>
  </office:meta>
</office:document-meta>
</file>